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6.198cm" fo:min-width="6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75cm" fo:min-width="5.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198cm" fo:min-width="7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9.698cm" fo:min-width="6.9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698cm" fo:min-width="6.94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color="#2a6099" draw:marker-end="Extrémités_20_de_20_flèche_20_2" draw:marker-end-width="0.3cm" draw:fill="none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698cm" fo:min-width="6.948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objectwithoutfill">
      <style:graphic-properties svg:stroke-color="#ff8000"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3.198cm" fo:min-width="6.9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698cm" fo:min-width="5.448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5" style:family="graphic" style:parent-style-name="objectwithoutfill">
      <style:graphic-properties svg:stroke-color="#ff8000" draw:marker-end="Extrémités_20_de_20_flèche_20_6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7" style:family="graphic" style:parent-style-name="objectwithoutfill">
      <style:graphic-properties svg:stroke-color="#ff8000" draw:marker-end="Extrémités_20_de_20_flèche_20_8" draw:marker-end-width="0.3cm" draw:fill="none" draw:textarea-vertical-align="middle"/>
    </style:style>
    <style:style style:name="gr18" style:family="graphic" style:parent-style-name="objectwithoutfill">
      <style:graphic-properties svg:stroke-color="#ff8000" draw:marker-end="Extrémités_20_de_20_flèche_20_9" draw:marker-end-width="0.3cm" draw:fill="none" draw:textarea-vertical-align="middle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3.198cm" fo:min-width="5.94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198cm" fo:min-width="5.9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2.698cm" fo:min-width="4.94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3.198cm" fo:min-width="5.948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6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3.198cm" fo:min-width="5.9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198cm" fo:min-width="5.9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198cm" fo:min-width="6.4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5.698cm" fo:min-width="7.9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3.698cm" fo:min-width="7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9.698cm" fo:min-width="6.448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3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698cm" fo:min-width="6.448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pr1" style:family="presentation" style:parent-style-name="Standard-title">
      <style:graphic-properties fo:min-height="1.872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1pt" style:font-size-asian="21pt" style:font-size-complex="21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eeeeee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5pt" style:font-size-asian="15pt" style:font-size-complex="15pt"/>
    </style:style>
    <style:style style:name="P12" style:family="paragraph">
      <loext:graphic-properties draw:fill-color="#eeeee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style:paragraph-properties fo:text-align="center" style:writing-mode="lr-tb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eeeeee"/>
      <style:paragraph-properties fo:text-align="center" style:writing-mode="lr-tb"/>
      <style:text-properties fo:font-size="18pt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f0041" loext:opacity="100%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bf0041" loext:opacity="100%" fo:font-size="15pt" style:font-size-asian="15pt" style:font-size-complex="15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3pt" style:font-size-asian="13pt" style:font-size-complex="13pt"/>
    </style:style>
    <style:style style:name="T19" style:family="text">
      <style:text-properties fo:color="#bf0041" loext:opacity="100%" fo:font-size="13pt" style:font-size-asian="13pt" style:font-size-complex="13pt"/>
    </style:style>
    <style:style style:name="T20" style:family="text">
      <style:text-properties fo:color="#000000" loext:opacity="100%" fo:font-size="15pt" style:font-size-asian="15pt" style:font-size-complex="15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000000" loext:opacity="100%" fo:font-size="13pt" fo:background-color="#81d41a" style:font-size-asian="13pt" style:font-size-complex="13pt"/>
    </style:style>
    <style:style style:name="T24" style:family="text">
      <style:text-properties fo:color="#111111" loext:opacity="100%" fo:font-size="14pt" style:font-size-asian="14pt" style:font-size-complex="14pt"/>
    </style:style>
    <style:style style:name="T25" style:family="text">
      <style:text-properties fo:color="#bf0041" loext:opacity="100%" fo:font-size="14pt" style:font-size-asian="14pt" style:font-size-complex="14pt"/>
    </style:style>
    <style:style style:name="T26" style:family="text">
      <style:text-properties fo:font-size="18pt" style:text-underline-style="solid" style:text-underline-width="auto" style:text-und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81d41a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/>
    </style:style>
    <style:style style:name="T30" style:family="text">
      <style:text-properties fo:color="#bf0041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872cm" svg:x="1.4cm" svg:y="0.628cm" presentation:class="title" presentation:user-transformed="true">
          <draw:text-box>
            <text:p><text:span text:style-name="T1">Diagramme représentant l’architecture des classes</text:span></text:p>
          </draw:text-box>
        </draw:frame>
        <draw:frame presentation:style-name="pr2" draw:text-style-name="P4" draw:layer="layout" svg:width="25.199cm" svg:height="11.315cm" svg:x="1.4cm" svg:y="3.685cm" presentation:class="subtitle" presentation:user-transformed="true">
          <draw:text-box>
            <text:p text:style-name="P2"><text:span text:style-name="T2">Quelques explication :</text:span></text:p>
            <text:p text:style-name="P2"><text:span text:style-name="T2"><text:tab/></text:span></text:p>
            <text:p text:style-name="P3"><text:span text:style-name="T3">- Les </text:span><text:span text:style-name="T4">flèches bleues</text:span><text:span text:style-name="T3"> permettent de signifier que les classes qu’elles </text:span><text:span text:style-name="T3"><text:tab/></text:span><text:span text:style-name="T3"><text:tab/></text:span><text:span text:style-name="T3">pointent héritent de la classe qui tire la flèche</text:span></text:p>
            <text:p text:style-name="P3"><text:span text:style-name="T3"/></text:p>
            <text:p text:style-name="P3"><text:span text:style-name="T3">- Les </text:span><text:span text:style-name="T5">flèche oranges</text:span><text:span text:style-name="T3"> permettent de signifier que les classes qu’elles </text:span><text:span text:style-name="T3"><text:tab/></text:span><text:span text:style-name="T3"><text:tab/></text:span><text:span text:style-name="T3">pointent sont des sous-classes de la classe qui tire la flèche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6" draw:layer="layout" svg:width="6.5cm" svg:height="1cm" svg:x="0.5cm" svg:y="0.5cm">
          <draw:text-box>
            <text:p><text:span text:style-name="T6">Package Controller :</text:span></text:p>
          </draw:text-box>
        </draw:frame>
        <draw:custom-shape draw:style-name="gr3" draw:text-style-name="P8" draw:layer="layout" svg:width="7cm" svg:height="6.5cm" svg:x="1cm" svg:y="2cm">
          <text:p text:style-name="P7"><text:span text:style-name="T7">public class </text:span><text:span text:style-name="T8">Controleur</text:span></text:p>
          <text:p text:style-name="P7"><text:span text:style-name="T9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View</text:span><text:span text:style-name="T12"> </text:span></text:p>
          <text:p text:style-name="P7"><text:span text:style-name="T12"><text:s text:c="4"/></text:span><text:span text:style-name="T12">public </text:span><text:span text:style-name="T13">Modele</text:span><text:span text:style-name="T12"> </text:span></text:p>
          <text:p text:style-name="P7"><text:span text:style-name="T12"><text:s text:c="4"/></text:span><text:span text:style-name="T12">public </text:span><text:span text:style-name="T13">double</text:span><text:span text:style-name="T12"> </text:span></text:p>
          <text:p text:style-name="P7"><text:span text:style-name="T12"><text:s text:c="4"/></text:span><text:span text:style-name="T12">public </text:span><text:span text:style-name="T13">Timer</text:span><text:span text:style-name="T12"> </text:span></text:p>
          <text:p text:style-name="P7"><text:span text:style-name="T12"><text:s text:c="4"/></text:span><text:span text:style-name="T12">public </text:span><text:span text:style-name="T13">double</text:span><text:span text:style-name="T12"> </text:span></text:p>
          <text:p text:style-name="P7"><text:span text:style-name="T12"><text:s text:c="4"/></text:span><text:span text:style-name="T12">public </text:span><text:span text:style-name="T13">boolean</text:span><text:span text:style-name="T12"> </text:span></text:p>
          <text:p text:style-name="P7"><text:span text:style-name="T12"><text:s text:c="4"/></text:span><text:span text:style-name="T12">public </text:span><text:span text:style-name="T13">int</text:span><text:span text:style-name="T12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0" draw:layer="layout" svg:width="6cm" svg:height="2cm" svg:x="10cm" svg:y="2cm">
          <text:p text:style-name="P9">public class <text:span text:style-name="T14">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8cm" svg:height="4.5cm" svg:x="19cm" svg:y="2cm">
          <text:p text:style-name="P11"><text:span text:style-name="T15">public class </text:span><text:span text:style-name="T16">Sauvegarde</text:span></text:p>
          <text:p text:style-name="P11"><text:span text:style-name="T16"/></text:p>
          <text:p text:style-name="P11"><text:span text:style-name="T17">Attributs :</text:span></text:p>
          <text:p text:style-name="P11"><text:span text:style-name="T17"/></text:p>
          <text:p text:style-name="P11"><text:span text:style-name="T17"><text:s text:c="3"/></text:span><text:span text:style-name="T18">public static </text:span><text:span text:style-name="T19">int </text:span></text:p>
          <text:p text:style-name="P11"><text:span text:style-name="T18"><text:s text:c="3"/></text:span><text:span text:style-name="T18">public static</text:span><text:span text:style-name="T19"> int </text:span></text:p>
          <text:p text:style-name="P11"><text:span text:style-name="T18"><text:s text:c="3"/></text:span><text:span text:style-name="T18">public static </text:span><text:span text:style-name="T19">ArrayList&lt;Player&gt;</text:span><text:span text:style-name="T17"> </text:span></text:p>
          <text:p text:style-name="P11"><text:span text:style-name="T20"/></text:p>
          <text:p text:style-name="P11"><text:span text:style-name="T20"/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6" draw:text-style-name="P12" draw:layer="layout" svg:width="7.5cm" svg:height="10cm" svg:x="0.5cm" svg:y="4.5cm">
          <text:p text:style-name="P11"><text:span text:style-name="T15">public class </text:span><text:span text:style-name="T16">edit</text:span><text:span text:style-name="T15"> </text:span></text:p>
          <text:p text:style-name="P11"><text:span text:style-name="T15"/></text:p>
          <text:p text:style-name="P11"><text:span text:style-name="T21">Attributs :</text:span></text:p>
          <text:p text:style-name="P11"><text:span text:style-name="T21"/></text:p>
          <text:p text:style-name="P11"><text:span text:style-name="T22"><text:s text:c="2"/></text:span><text:span text:style-name="T22">public </text:span><text:span text:style-name="T19">ArrayList&lt;Obstacle&gt; </text:span></text:p>
          <text:p text:style-name="P11"><text:span text:style-name="T19"><text:s text:c="2"/></text:span><text:span text:style-name="T18">public</text:span><text:span text:style-name="T19"> ArrayList&lt;objetMobile&gt; x2</text:span></text:p>
          <text:p text:style-name="P11"><text:span text:style-name="T19"><text:s text:c="2"/></text:span><text:span text:style-name="T19">JPanel x 5</text:span></text:p>
          <text:p text:style-name="P11"><text:span text:style-name="T19"><text:s text:c="2"/></text:span><text:span text:style-name="T19">objetMobile x2 <text:s/></text:span></text:p>
          <text:p text:style-name="P11"><text:span text:style-name="T19"><text:s text:c="2"/></text:span><text:span text:style-name="T19">boolean</text:span></text:p>
          <text:p text:style-name="P11"><text:span text:style-name="T19"><text:s text:c="2"/></text:span><text:span text:style-name="T19">JButton x 5</text:span></text:p>
          <text:p text:style-name="P11"><text:span text:style-name="T19"><text:s text:c="2"/></text:span><text:span text:style-name="T19">JSlider x 4</text:span></text:p>
          <text:p text:style-name="P11"><text:span text:style-name="T19"><text:s text:c="2"/></text:span><text:span text:style-name="T19">int x2 </text:span></text:p>
          <text:p text:style-name="P11"><text:span text:style-name="T19"><text:s text:c="2"/></text:span><text:span text:style-name="T19">Selection </text:span></text:p>
          <text:p text:style-name="P11"><text:span text:style-name="T19"><text:s text:c="2"/></text:span><text:span text:style-name="T19">UndoManager </text:span></text:p>
          <text:p text:style-name="P11"><text:span text:style-name="T19"><text:s text:c="2"/></text:span><text:span text:style-name="T19">JTextField x 2</text:span></text:p>
          <text:p text:style-name="P11"><text:span text:style-name="T19"><text:s text:c="2"/></text:span><text:span text:style-name="T19">View </text:span></text:p>
          <text:p text:style-name="P11"><text:span text:style-name="T19"><text:s text:c="2"/></text:span><text:span text:style-name="T19">Controleu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5cm" svg:height="1cm" svg:x="0.5cm" svg:y="1.5cm">
          <text:p text:style-name="P9">class <text:span text:style-name="T14">JPa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4" draw:layer="layout" svg:x1="4cm" svg:y1="4.5cm" svg:x2="4cm" svg:y2="2.5cm">
          <text:p/>
        </draw:line>
        <draw:custom-shape draw:style-name="gr9" draw:text-style-name="P12" draw:layer="layout" svg:width="7.5cm" svg:height="5cm" svg:x="11.5cm" svg:y="0.5cm">
          <text:p text:style-name="P11"><text:span text:style-name="T15">public class </text:span><text:span text:style-name="T16">ObjetMobile</text:span></text:p>
          <text:p text:style-name="P11"><text:span text:style-name="T23">Implements MouseInputListener</text:span></text:p>
          <text:p text:style-name="P11"><text:span text:style-name="T16"/></text:p>
          <text:p text:style-name="P11"><text:span text:style-name="T24">Attributs :</text:span></text:p>
          <text:p text:style-name="P11"><text:span text:style-name="T24"/></text:p>
          <text:p text:style-name="P11"><text:span text:style-name="T24"><text:s text:c="2"/></text:span><text:span text:style-name="T24">public </text:span><text:span text:style-name="T25">boolean x 2</text:span></text:p>
          <text:p text:style-name="P11"><text:span text:style-name="T24"><text:s text:c="2"/></text:span><text:span text:style-name="T24">public </text:span><text:span text:style-name="T25">int x 2</text:span></text:p>
          <text:p text:style-name="P11"><text:span text:style-name="T24"><text:s text:c="2"/></text:span><text:span text:style-name="T24">public </text:span><text:span text:style-name="T25">obstacle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4" draw:layer="layout" svg:x1="8cm" svg:y1="2cm" svg:x2="11.5cm" svg:y2="2.5cm">
          <text:p/>
        </draw:line>
        <draw:line draw:style-name="gr11" draw:text-style-name="P14" draw:layer="layout" svg:x1="8cm" svg:y1="5cm" svg:x2="11.5cm" svg:y2="4cm">
          <text:p/>
        </draw:line>
        <draw:custom-shape draw:style-name="gr12" draw:text-style-name="P15" draw:layer="layout" svg:width="7.5cm" svg:height="3.5cm" svg:x="11.5cm" svg:y="6cm">
          <text:p text:style-name="P11"><text:span text:style-name="T15">Public class </text:span><text:span text:style-name="T16">Selection</text:span></text:p>
          <text:p text:style-name="P11"><text:span text:style-name="T16"/></text:p>
          <text:p text:style-name="P11"><text:span text:style-name="T17">Attributs : </text:span></text:p>
          <text:p text:style-name="P11"><text:span text:style-name="T17"><text:tab/></text:span></text:p>
          <text:p text:style-name="P11"><text:span text:style-name="T17"><text:s text:c="3"/></text:span><text:span text:style-name="T25">int x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5" draw:layer="layout" svg:width="6cm" svg:height="2cm" svg:x="21cm" svg:y="7cm">
          <text:p text:style-name="P16"><text:span text:style-name="T15">Class </text:span><text:span text:style-name="T16">MouseAdap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14" draw:layer="layout" svg:x1="21cm" svg:y1="8cm" svg:x2="19cm" svg:y2="8cm">
          <text:p/>
        </draw:line>
        <draw:custom-shape draw:style-name="gr12" draw:text-style-name="P12" draw:layer="layout" svg:width="7.5cm" svg:height="3.5cm" svg:x="20cm" svg:y="2cm">
          <text:p text:style-name="P11"><text:span text:style-name="T15">Public class </text:span><text:span text:style-name="T16">Coupe</text:span></text:p>
          <text:p text:style-name="P11"><text:span text:style-name="T16"/></text:p>
          <text:p text:style-name="P11"><text:span text:style-name="T17">Attributs : </text:span></text:p>
          <text:p text:style-name="P11"><text:span text:style-name="T17"><text:tab/></text:span></text:p>
          <text:p text:style-name="P11"><text:span text:style-name="T17"><text:s text:c="3"/></text:span><text:span text:style-name="T25">ArrayList&lt;ObjetMobil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4" draw:layer="layout" svg:x1="8cm" svg:y1="7cm" svg:x2="20cm" svg:y2="4cm">
          <text:p/>
        </draw:line>
        <draw:custom-shape draw:style-name="gr12" draw:text-style-name="P12" draw:layer="layout" svg:width="7.5cm" svg:height="3.5cm" svg:x="11.5cm" svg:y="10cm">
          <text:p text:style-name="P11"><text:span text:style-name="T15">Public class </text:span><text:span text:style-name="T16">CutEdit</text:span></text:p>
          <text:p text:style-name="P11"><text:span text:style-name="T16"/></text:p>
          <text:p text:style-name="P11"><text:span text:style-name="T17">Attributs : </text:span></text:p>
          <text:p text:style-name="P11"><text:span text:style-name="T17"><text:tab/></text:span></text:p>
          <text:p text:style-name="P11"><text:span text:style-name="T17"><text:s text:c="3"/></text:span><text:span text:style-name="T25">Cou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5" draw:layer="layout" svg:width="6cm" svg:height="2cm" svg:x="21cm" svg:y="10.5cm">
          <text:p text:style-name="P16"><text:span text:style-name="T15">Class </text:span><text:span text:style-name="T16">MouseAdap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14" draw:layer="layout" svg:x1="21cm" svg:y1="11.5cm" svg:x2="19cm" svg:y2="11.5cm">
          <text:p/>
        </draw:line>
        <draw:line draw:style-name="gr17" draw:text-style-name="P14" draw:layer="layout" svg:x1="8cm" svg:y1="8.5cm" svg:x2="11.5cm" svg:y2="8cm">
          <text:p/>
        </draw:line>
        <draw:line draw:style-name="gr18" draw:text-style-name="P14" draw:layer="layout" svg:x1="8cm" svg:y1="11.5cm" svg:x2="11.5cm" svg:y2="11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17" draw:layer="layout" svg:width="6.5cm" svg:height="1cm" svg:x="0.5cm" svg:y="0.5cm">
          <draw:text-box>
            <text:p><text:span text:style-name="T26">Package Model :</text:span></text:p>
          </draw:text-box>
        </draw:frame>
        <draw:custom-shape draw:style-name="gr19" draw:text-style-name="P8" draw:layer="layout" svg:width="6.5cm" svg:height="3.5cm" svg:x="0.5cm" svg:y="2cm">
          <text:p text:style-name="P7"><text:span text:style-name="T7">public class </text:span><text:span text:style-name="T8">Objet</text:span></text:p>
          <text:p text:style-name="P7"><text:span text:style-name="T27">Implements Serializabl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double x 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draw:layer="layout" svg:width="6.5cm" svg:height="4.5cm" svg:x="9.5cm" svg:y="0.5cm">
          <text:p text:style-name="P7"><text:span text:style-name="T7">public class </text:span><text:span text:style-name="T8">Obstacl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double <text:s/></text:span></text:p>
          <text:p text:style-name="P7"><text:span text:style-name="T13"><text:s text:c="3"/></text:span><text:span text:style-name="T28"><text:s/></text:span><text:span text:style-name="T28">public</text:span><text:span text:style-name="T13"> BufferedImage</text:span></text:p>
          <text:p text:style-name="P7"><text:span text:style-name="T13"><text:s text:c="4"/></text:span><text:span text:style-name="T28">public</text:span><text:span text:style-name="T13"> int </text:span></text:p>
          <text:p text:style-name="P7"><text:span text:style-name="T13"><text:s text:c="4"/></text:span><text:span text:style-name="T28">public</text:span><text:span text:style-name="T13"> boolean</text:span></text:p>
          <text:p text:style-name="P7"><text:span text:style-name="T1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8" draw:layer="layout" svg:width="5.5cm" svg:height="3cm" svg:x="19cm" svg:y="5cm">
          <text:p text:style-name="P7"><text:span text:style-name="T7">public class </text:span><text:span text:style-name="T8">Peg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draw:layer="layout" svg:width="6.5cm" svg:height="3.5cm" svg:x="19cm" svg:y="0.5cm">
          <text:p text:style-name="P7"><text:span text:style-name="T7">public class </text:span><text:span text:style-name="T8">Quadrilater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int</text:span></text:p>
          <text:p text:style-name="P7"><text:span text:style-name="T13"><text:s text:c="4"/></text:span><text:span text:style-name="T28">public</text:span><text:span text:style-name="T13"> point x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3" draw:text-style-name="P14" draw:layer="layout" svg:x1="7cm" svg:y1="4cm" svg:x2="9.5cm" svg:y2="4cm">
          <text:p/>
        </draw:line>
        <draw:line draw:style-name="gr24" draw:text-style-name="P14" draw:layer="layout" svg:x1="16cm" svg:y1="4cm" svg:x2="19cm" svg:y2="2cm">
          <text:p/>
        </draw:line>
        <draw:line draw:style-name="gr25" draw:text-style-name="P14" draw:layer="layout" svg:x1="16cm" svg:y1="3.5cm" svg:x2="19cm" svg:y2="6.5cm">
          <text:p/>
        </draw:line>
        <draw:custom-shape draw:style-name="gr26" draw:text-style-name="P8" draw:layer="layout" svg:width="6.5cm" svg:height="3.5cm" svg:x="10cm" svg:y="11cm">
          <text:p text:style-name="P7"><text:span text:style-name="T7">public class </text:span><text:span text:style-name="T8">Ball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double x 8</text:span></text:p>
          <text:p text:style-name="P7"><text:span text:style-name="T13"><text:s text:c="4"/></text:span><text:span text:style-name="T28">public</text:span><text:span text:style-name="T13"> Buffered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8" draw:layer="layout" svg:width="6.5cm" svg:height="4.5cm" svg:x="9.5cm" svg:y="5.5cm">
          <text:p text:style-name="P7"><text:span text:style-name="T7">public class </text:span><text:span text:style-name="T8">Model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balle</text:span></text:p>
          <text:p text:style-name="P7"><text:span text:style-name="T13"><text:s text:c="3"/></text:span><text:span text:style-name="T28"><text:s/></text:span><text:span text:style-name="T28">public</text:span><text:span text:style-name="T13"> Obstacle[ ]</text:span></text:p>
          <text:p text:style-name="P7"><text:span text:style-name="T13"><text:s text:c="4"/></text:span><text:span text:style-name="T28">public</text:span><text:span text:style-name="T13"> niveau</text:span></text:p>
          <text:p text:style-name="P7"><text:span text:style-name="T13"><text:s text:c="4"/></text:span><text:span text:style-name="T28">public</text:span><text:span text:style-name="T13"> Player</text:span></text:p>
          <text:p text:style-name="P7"><text:span text:style-name="T1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8" draw:layer="layout" svg:width="7cm" svg:height="4.5cm" svg:x="18.5cm" svg:y="9cm">
          <text:p text:style-name="P7"><text:span text:style-name="T7">public class </text:span><text:span text:style-name="T8">Niveau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ArrayList&lt;Obstacle&gt;</text:span></text:p>
          <text:p text:style-name="P7"><text:span text:style-name="T13"><text:s text:c="3"/></text:span><text:span text:style-name="T28"><text:s/></text:span><text:span text:style-name="T28">public</text:span><text:span text:style-name="T13"> double</text:span></text:p>
          <text:p text:style-name="P7"><text:span text:style-name="T13"><text:s text:c="4"/></text:span><text:span text:style-name="T28">public</text:span><text:span text:style-name="T13"> int x 3</text:span></text:p>
          <text:p text:style-name="P7"><text:span text:style-name="T1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8" draw:layer="layout" svg:width="8.5cm" svg:height="6cm" svg:x="0cm" svg:y="6.5cm">
          <text:p text:style-name="P7"><text:span text:style-name="T7">public class </text:span><text:span text:style-name="T8">Player</text:span></text:p>
          <text:p text:style-name="P7"><text:span text:style-name="T27">Implements Serializable</text:span></text:p>
          <text:p text:style-name="P7"><text:span text:style-name="T27"/></text:p>
          <text:p text:style-name="P7"><text:span text:style-name="T10">Attributs :</text:span></text:p>
          <text:p text:style-name="P7"><text:span text:style-name="T11"/></text:p>
          <text:p text:style-name="P7"><text:span text:style-name="T12">public </text:span><text:span text:style-name="T13">int x 3</text:span></text:p>
          <text:p text:style-name="P7"><text:span text:style-name="T12">public </text:span><text:span text:style-name="T13">String</text:span></text:p>
          <text:p text:style-name="P7"><text:span text:style-name="T28">public</text:span><text:span text:style-name="T13"> int[ ]</text:span></text:p>
          <text:p text:style-name="P7"><text:span text:style-name="T28">public</text:span><text:span text:style-name="T13"> ArrayList&lt;Integer&gt;</text:span></text:p>
          <text:p text:style-name="P7"><text:span text:style-name="T28">public</text:span><text:span text:style-name="T13">ArrayList&lt;ArrayList&lt;Obstacle&gt;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17" draw:layer="layout" svg:width="6.5cm" svg:height="1cm" svg:x="0.5cm" svg:y="0.5cm">
          <draw:text-box>
            <text:p><text:span text:style-name="T26">Package View :</text:span></text:p>
          </draw:text-box>
        </draw:frame>
        <draw:custom-shape draw:style-name="gr13" draw:text-style-name="P19" draw:layer="layout" svg:width="6cm" svg:height="2cm" svg:x="1.5cm" svg:y="1.5cm">
          <text:p text:style-name="P18"><text:span text:style-name="T29">class </text:span><text:span text:style-name="T30">J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2" draw:layer="layout" svg:width="8cm" svg:height="4cm" svg:x="10cm" svg:y="5cm">
          <text:p text:style-name="P11"><text:span text:style-name="T15">public class </text:span><text:span text:style-name="T16">Image</text:span></text:p>
          <text:p text:style-name="P11"><text:span text:style-name="T16"/></text:p>
          <text:p text:style-name="P11"><text:span text:style-name="T17">Attributs :</text:span></text:p>
          <text:p text:style-name="P11"><text:span text:style-name="T17"/></text:p>
          <text:p text:style-name="P11"><text:span text:style-name="T17"><text:s text:c="3"/></text:span><text:span text:style-name="T18">public static </text:span><text:span text:style-name="T19">BufferedImage x 6</text:span></text:p>
          <text:p text:style-name="P11"><text:span text:style-name="T18"><text:s text:c="3"/></text:span><text:span text:style-name="T18">public static</text:span><text:span text:style-name="T19"> BufferedImage[ ]</text:span><text:span text:style-name="T17"> </text:span></text:p>
          <text:p text:style-name="P11"><text:span text:style-name="T20"/></text:p>
          <text:p text:style-name="P11"><text:span text:style-name="T20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7cm" svg:height="10cm" svg:x="1cm" svg:y="5cm">
          <text:p text:style-name="P7"><text:span text:style-name="T7">public class </text:span><text:span text:style-name="T8">View</text:span></text:p>
          <text:p text:style-name="P7"><text:span text:style-name="T9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Jlabel x 2</text:span><text:span text:style-name="T12"> </text:span></text:p>
          <text:p text:style-name="P7"><text:span text:style-name="T12"><text:s text:c="4"/></text:span><text:span text:style-name="T12">public </text:span><text:span text:style-name="T13">JPanel x 5</text:span><text:span text:style-name="T12"> </text:span></text:p>
          <text:p text:style-name="P7"><text:span text:style-name="T12"><text:s text:c="4"/></text:span><text:span text:style-name="T12">public </text:span><text:span text:style-name="T13">JProgressBar</text:span></text:p>
          <text:p text:style-name="P7"><text:span text:style-name="T12"><text:s text:c="4"/></text:span><text:span text:style-name="T12">public </text:span><text:span text:style-name="T13">JButton</text:span><text:span text:style-name="T12"> </text:span></text:p>
          <text:p text:style-name="P7"><text:span text:style-name="T12"><text:s text:c="4"/></text:span><text:span text:style-name="T12">public </text:span><text:span text:style-name="T13">double x 5</text:span><text:span text:style-name="T12"> </text:span></text:p>
          <text:p text:style-name="P7"><text:span text:style-name="T12"><text:s text:c="4"/></text:span><text:span text:style-name="T12">public </text:span><text:span text:style-name="T13">boolean x 4</text:span><text:span text:style-name="T12"> </text:span></text:p>
          <text:p text:style-name="P7"><text:span text:style-name="T12"><text:s text:c="4"/></text:span><text:span text:style-name="T12">public </text:span><text:span text:style-name="T13">String</text:span></text:p>
          <text:p text:style-name="P7"><text:span text:style-name="T12"><text:s text:c="4"/></text:span><text:span text:style-name="T12">public </text:span><text:span text:style-name="T13">Timer</text:span></text:p>
          <text:p text:style-name="P7"><text:span text:style-name="T12"><text:s text:c="4"/></text:span><text:span text:style-name="T12">public </text:span><text:span text:style-name="T13">Controller</text:span></text:p>
          <text:p text:style-name="P7"><text:span text:style-name="T12"><text:s text:c="4"/></text:span><text:span text:style-name="T12">public </text:span><text:span text:style-name="T13">float x 2</text:span></text:p>
          <text:p text:style-name="P7"><text:span text:style-name="T12"><text:s text:c="4"/></text:span><text:span text:style-name="T12">public </text:span><text:span text:style-name="T13">int</text:span><text:span text:style-name="T12"> </text:span><text:span text:style-name="T13">x 9</text:span></text:p>
          <text:p text:style-name="P7"><text:span text:style-name="T12"><text:s text:c="4"/></text:span><text:span text:style-name="T12">public </text:span><text:span text:style-name="T13">BufferedImage</text:span></text:p>
          <text:p text:style-name="P7"><text:span text:style-name="T12"><text:s text:c="4"/></text:span><text:span text:style-name="T12">public </text:span><text:span text:style-name="T13">Cl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2" draw:text-style-name="P14" draw:layer="layout" svg:x1="4.5cm" svg:y1="3.5cm" svg:x2="4.5cm" svg:y2="5cm">
          <text:p/>
        </draw:line>
        <draw:custom-shape draw:style-name="gr33" draw:text-style-name="P8" draw:layer="layout" svg:width="7cm" svg:height="5cm" svg:x="20cm" svg:y="4.5cm">
          <text:p text:style-name="P7"><text:span text:style-name="T7">public class </text:span><text:span text:style-name="T8">Explosion</text:span></text:p>
          <text:p text:style-name="P7"><text:span text:style-name="T9"/></text:p>
          <text:p text:style-name="P7"><text:span text:style-name="T10">Attributs :</text:span></text:p>
          <text:p text:style-name="P7"><text:span text:style-name="T11"/></text:p>
          <text:p text:style-name="P7"><text:span text:style-name="T12"><text:s text:c="4"/></text:span><text:span text:style-name="T12">public </text:span><text:span text:style-name="T13">View</text:span><text:span text:style-name="T12"> <text:s/></text:span></text:p>
          <text:p text:style-name="P7"><text:span text:style-name="T12"><text:s text:c="4"/></text:span><text:span text:style-name="T12">public </text:span><text:span text:style-name="T13">double x 3</text:span></text:p>
          <text:p text:style-name="P7"><text:span text:style-name="T12"><text:s text:c="4"/></text:span><text:span text:style-name="T12">public </text:span><text:span text:style-name="T13">boolean</text:span><text:span text:style-name="T12"> </text:span></text:p>
          <text:p text:style-name="P7"><text:span text:style-name="T12"><text:s text:c="4"/></text:span><text:span text:style-name="T12">public </text:span><text:span text:style-name="T13">int</text:span><text:span text:style-name="T12"> </text:span><text:span text:style-name="T13">x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5cm" svg:height="1cm" svg:x="19.5cm" svg:y="1.5cm">
          <text:p text:style-name="P9">class <text:span text:style-name="T14">JPa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4" draw:text-style-name="P14" draw:layer="layout" svg:x1="23.5cm" svg:y1="2.5cm" svg:x2="23.5cm" svg:y2="4.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0T21:43:33.431000000</meta:creation-date>
    <dc:date>2023-05-11T00:05:01.326000000</dc:date>
    <meta:editing-duration>PT1H34M1S</meta:editing-duration>
    <meta:editing-cycles>3</meta:editing-cycles>
    <meta:generator>LibreOffice/7.4.2.3$Windows_X86_64 LibreOffice_project/382eef1f22670f7f4118c8c2dd222ec7ad009daf</meta:generator>
    <meta:document-statistic meta:object-count="73"/>
  </office:meta>
</office:document-meta>
</file>